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2c3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<text:tab/></text:span>select distinct city,state,zip from Customer;</text:p>
      <text:p text:style-name="Standard"><text:span text:style-name="T1">2. <text:tab/></text:span>select empname,department,phone,email from Employee where phone LIKE '3%';</text:p>
      <text:p text:style-name="Standard"><text:span text:style-name="T1">3. <text:tab/></text:span>select * from ResourceTbl where rate between 10 and 20 order by rate;</text:p>
      <text:p text:style-name="Standard"><text:span text:style-name="T1">4.<text:tab/></text:span>select eventno,dateauth,status from EventRequest where ((status="Approved" OR <text:s text:c="5"/>status="Denied") and date_format(dateauth,"%m")=07);</text:p>
      <text:p text:style-name="Standard"><text:span text:style-name="T1">5.<text:tab/></text:span>select locno,locname from Location where facno=(select facno from Facility where facname="Basketball arena");</text:p>
      <text:p text:style-name="Standard"><text:span text:style-name="T1">6.<text:tab/></text:span>select distinct planno,MAX(line),SUM(numberFld) from EventPlanLine group by planno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1:41:58.341795097</meta:creation-date>
    <dc:date>2020-02-21T11:42:48.863701141</dc:date>
    <meta:editing-duration>PT51S</meta:editing-duration>
    <meta:editing-cycles>1</meta:editing-cycles>
    <meta:document-statistic meta:table-count="0" meta:image-count="0" meta:object-count="0" meta:page-count="1" meta:paragraph-count="6" meta:word-count="62" meta:character-count="535" meta:non-whitespace-character-count="472"/>
    <meta:generator>LibreOffice/6.1.6.3$Linux_X86_64 LibreOffice_project/10$Build-3</meta:generator>
  </office:meta>
</office:document-meta>
</file>